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2C0000008349C4C2A8281F07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  <style:paragraph-properties style:writing-mode="lr-tb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f4f7fa" draw:textarea-horizontal-align="justify" draw:textarea-vertical-align="middle" draw:auto-grow-height="false" fo:min-height="0.729cm" fo:min-width="0.479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  <style:paragraph-properties style:writing-mode="lr-tb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ff6d6d" draw:textarea-horizontal-align="justify" draw:textarea-vertical-align="middle" draw:auto-grow-height="false" fo:min-height="0.729cm" fo:min-width="0.479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ffa6a6" draw:textarea-horizontal-align="justify" draw:textarea-vertical-align="middle" draw:auto-grow-height="false" fo:min-height="0.729cm" fo:min-width="0.479cm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solid" draw:fill-color="#f4f7fa"/>
      <style:paragraph-properties fo:text-align="center"/>
    </style:style>
    <style:style style:name="P5" style:family="paragraph">
      <loext:graphic-properties draw:fill="solid" draw:fill-color="#ff6d6d"/>
      <style:paragraph-properties fo:text-align="center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2.004cm" svg:height="14cm" svg:x="-2.4cm" svg:y="0.1cm">
          <draw:image xlink:href="Pictures/10000001000012C0000008349C4C2A8281F07436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1.011cm" svg:x="4.6cm" svg:y="0.1cm">
          <draw:text-box>
            <text:p text:style-name="P2">SDMA Stouffer</text:p>
          </draw:text-box>
        </draw:frame>
        <draw:frame draw:style-name="gr2" draw:text-style-name="P3" draw:layer="layout" svg:width="6.5cm" svg:height="1.011cm" svg:x="18.1cm" svg:y="0.138cm">
          <draw:text-box>
            <text:p text:style-name="P2">SDMA GLS</text:p>
          </draw:text-box>
        </draw:frame>
        <draw:custom-shape draw:style-name="gr3" draw:text-style-name="P4" draw:layer="layout" svg:width="0.999cm" svg:height="0.999cm" svg:x="13.8cm" svg:y="2.59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8cm" svg:height="0.805cm" svg:x="13.4cm" svg:y="1.15cm">
          <draw:text-box>
            <text:p text:style-name="P2"><text:span text:style-name="T1">Weight</text:span></text:p>
          </draw:text-box>
        </draw:frame>
        <draw:custom-shape draw:style-name="gr5" draw:text-style-name="P5" draw:layer="layout" svg:width="0.999cm" svg:height="0.999cm" svg:x="13.8cm" svg:y="5.2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99cm" svg:height="0.999cm" svg:x="13.8cm" svg:y="8.0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99cm" svg:height="0.999cm" svg:x="0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8cm" svg:height="0.805cm" svg:x="-0.1cm" svg:y="1.151cm">
          <draw:text-box>
            <text:p text:style-name="P2"><text:span text:style-name="T1">Weight</text:span></text:p>
          </draw:text-box>
        </draw:frame>
        <draw:custom-shape draw:style-name="gr3" draw:text-style-name="P4" draw:layer="layout" svg:width="0.999cm" svg:height="0.999cm" svg:x="0.3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99cm" svg:height="0.999cm" svg:x="0.3cm" svg:y="8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99cm" svg:height="0.882cm" svg:x="0.1cm" svg:y="2.738cm">
          <draw:text-box>
            <text:p text:style-name="P2"><text:span text:style-name="T2">0.02</text:span></text:p>
          </draw:text-box>
        </draw:frame>
        <draw:frame draw:style-name="gr7" draw:text-style-name="P3" draw:layer="layout" svg:width="1.399cm" svg:height="0.882cm" svg:x="0.101cm" svg:y="5.439cm">
          <draw:text-box>
            <text:p text:style-name="P2"><text:span text:style-name="T2">0.02</text:span></text:p>
          </draw:text-box>
        </draw:frame>
        <draw:frame draw:style-name="gr7" draw:text-style-name="P3" draw:layer="layout" svg:width="1.399cm" svg:height="0.882cm" svg:x="0.102cm" svg:y="8.24cm">
          <draw:text-box>
            <text:p text:style-name="P2"><text:span text:style-name="T2">0.02</text:span></text:p>
          </draw:text-box>
        </draw:frame>
        <draw:frame draw:style-name="gr7" draw:text-style-name="P3" draw:layer="layout" svg:width="1.399cm" svg:height="0.882cm" svg:x="13.601cm" svg:y="2.775cm">
          <draw:text-box>
            <text:p text:style-name="P2"><text:span text:style-name="T2">0.03</text:span></text:p>
          </draw:text-box>
        </draw:frame>
        <draw:frame draw:style-name="gr7" draw:text-style-name="P3" draw:layer="layout" svg:width="1.399cm" svg:height="0.882cm" svg:x="13.602cm" svg:y="5.476cm">
          <draw:text-box>
            <text:p text:style-name="P2"><text:span text:style-name="T2">0.32</text:span></text:p>
          </draw:text-box>
        </draw:frame>
        <draw:frame draw:style-name="gr7" draw:text-style-name="P3" draw:layer="layout" svg:width="1.399cm" svg:height="0.882cm" svg:x="13.603cm" svg:y="8.177cm">
          <draw:text-box>
            <text:p text:style-name="P2"><text:span text:style-name="T2">0.14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299999237060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6cm" fo:margin-bottom="0cm" fo:text-indent="0cm"/>
      <style:text-properties fo:font-size="23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51cm" fo:margin-bottom="0cm" fo:text-indent="0cm"/>
      <style:text-properties fo:font-size="20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1cm" fo:margin-bottom="0cm" fo:text-indent="0cm"/>
      <style:text-properties fo:font-size="1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7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1cm" fo:page-height="1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482cm" svg:x="1cm" svg:y="4.031cm"/>
      <draw:page-thumbnail draw:layer="backgroundobjects" svg:width="8.999cm" svg:height="4.482cm" svg:x="1cm" svg:y="12.607cm"/>
      <draw:page-thumbnail draw:layer="backgroundobjects" svg:width="8.999cm" svg:height="4.482cm" svg:x="1cm" svg:y="21.183cm"/>
      <draw:page-thumbnail draw:layer="backgroundobjects" svg:width="8.999cm" svg:height="4.482cm" svg:x="11cm" svg:y="4.031cm"/>
      <draw:page-thumbnail draw:layer="backgroundobjects" svg:width="8.999cm" svg:height="4.482cm" svg:x="11cm" svg:y="12.607cm"/>
      <draw:page-thumbnail draw:layer="backgroundobjects" svg:width="8.999cm" svg:height="4.482cm" svg:x="11cm" svg:y="21.183cm"/>
    </style:handout-master>
    <style:master-page style:name="Standard" style:page-layout-name="PM1" draw:style-name="Mdp1">
      <draw:frame presentation:style-name="Standard-title" draw:layer="backgroundobjects" svg:width="24.389cm" svg:height="2.253cm" svg:x="1.355cm" svg:y="0.534cm" presentation:class="title" presentation:placeholder="true">
        <draw:text-box/>
      </draw:frame>
      <draw:frame presentation:style-name="Standard-outline1" draw:layer="backgroundobjects" svg:width="24.389cm" svg:height="7.829cm" svg:x="1.355cm" svg:y="3.153cm" presentation:class="outline" presentation:placeholder="true">
        <draw:text-box/>
      </draw:frame>
      <draw:frame presentation:style-name="Mpr1" draw:text-style-name="MP2" draw:layer="backgroundobjects" svg:width="6.313cm" svg:height="0.93cm" svg:x="1.355cm" svg:y="12.2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9cm" svg:height="0.93cm" svg:x="9.268cm" svg:y="12.2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13cm" svg:height="0.93cm" svg:x="19.43cm" svg:y="12.29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1:40:05.258396842</meta:creation-date>
    <dc:date>2024-07-23T13:37:19.251141792</dc:date>
    <meta:editing-duration>PT1H29M20S</meta:editing-duration>
    <meta:editing-cycles>2</meta:editing-cycles>
    <meta:generator>LibreOffice/7.4.7.2$Linux_X86_64 LibreOffice_project/40$Build-2</meta:generator>
    <meta:document-statistic meta:object-count="40"/>
  </office:meta>
</office:document-meta>
</file>